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mp_0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thrld</text:p>
          </table:table-cell>
          <table:table-cell table:style-name="Default" office:value-type="string" calcext:value-type="string">
            <text:p>percent</text:p>
          </table:table-cell>
          <table:table-cell/>
          <table:table-cell office:value-type="string" calcext:value-type="string">
            <text:p>thrld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9523809523809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9523809523809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14285714285714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571428571428571" calcext:value-type="float">
            <text:p>0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3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38095238095238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0761904761904762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0476190476190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76190476190476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9523809523809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114285714285714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57142857142857" calcext:value-type="float">
            <text:p>0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47619047619048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2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33333333333333" calcext:value-type="float">
            <text:p>0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171428571428571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3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71428571428571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323809523809524" calcext:value-type="float">
            <text:p>0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7729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857142857142857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380952380952381" calcext:value-type="float">
            <text:p>0.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S02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59047619047619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2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76190476190476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S02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095238095238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47619047619048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2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23809523809524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504761904761905" calcext:value-type="float">
            <text:p>0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2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57142857142857" calcext:value-type="float">
            <text:p>0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2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80952380952381" calcext:value-type="float">
            <text:p>0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428571428571" calcext:value-type="float">
            <text:p>0.17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428571428571429" calcext:value-type="float">
            <text:p>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2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76190476190476" calcext:value-type="float">
            <text:p>0.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952380952381" calcext:value-type="float">
            <text:p>0.2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2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14285714285714" calcext:value-type="float">
            <text:p>0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685714285714286" calcext:value-type="float">
            <text:p>0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9047619047619" calcext:value-type="float">
            <text:p>0.22</text:p>
          </table:table-cell>
        </table:table-row>
        <table:table-row table:style-name="ro1">
          <table:table-cell office:value-type="string" calcext:value-type="string">
            <text:p>S01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571428571428571" calcext:value-type="float">
            <text:p>0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S01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095238095238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447619047619048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857142857142857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1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6666666666667" calcext:value-type="float">
            <text:p>0.27</text:p>
          </table:table-cell>
        </table:table-row>
        <table:table-row table:style-name="ro1">
          <table:table-cell office:value-type="string" calcext:value-type="string">
            <text:p>S01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2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47619047619048" calcext:value-type="float">
            <text:p>0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S01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52380952380952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1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095238095238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7904761904761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7619047619048" calcext:value-type="float">
            <text:p>0.45</text:p>
          </table:table-cell>
        </table:table-row>
        <table:table-row table:style-name="ro1">
          <table:table-cell office:value-type="string" calcext:value-type="string">
            <text:p>S00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80952380952381" calcext:value-type="float">
            <text:p>0.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S00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S00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47619047619048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S00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619047619047619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S00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52380952380952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52380952380952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44TPEF215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66666666666666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7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42857142857143" calcext:value-type="float">
            <text:p>0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61904761904762" calcext:value-type="float">
            <text:p>0.08</text:p>
          </table:table-cell>
        </table:table-row>
        <table:table-row table:style-name="ro1">
          <table:table-cell office:value-type="string" calcext:value-type="string">
            <text:p>19TPEF618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61904761904762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6CAMINO698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66666666666666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4670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CAMINO622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190476190476191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5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04761904761905" calcext:value-type="float">
            <text:p>0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42TPEF529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285714285714286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3TPEF618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61904761904762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40TPEF317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7TPEF156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857142857142857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CAMINO689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23809523809524" calcext:value-type="float">
            <text:p>0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3TPEF4092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04761904761905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003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0476190476190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0CAMINO309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23809523809524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57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47619047619048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28TPEF605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71428571428571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TOT7839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27CAMINO605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80952380952381" calcext:value-type="float">
            <text:p>0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3CAMINO63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61904761904762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4250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23809523809524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947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23809523809524" calcext:value-type="float">
            <text:p>0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6TPEF579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38095238095238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24CAMINO393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38095238095238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TOT752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1428571428571" calcext:value-type="float">
            <text:p>0.06</text:p>
          </table:table-cell>
        </table:table-row>
        <table:table-row table:style-name="ro1">
          <table:table-cell office:value-type="string" calcext:value-type="string">
            <text:p>17CAMINO683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14285714285714" calcext:value-type="float">
            <text:p>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TOT8428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CAMINO605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476190476190476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181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095238095238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0380952380952381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7CAMINO612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14285714285714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1TPEF638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85714285714286" calcext:value-type="float">
            <text:p>0.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05CAMINO651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4TPEF479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90476190476191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8CAMINO4391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23809523809524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466Fa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857142857142857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3TPEF521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76190476190476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2TPEF706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857142857142857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222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14285714285714" calcext:value-type="float">
            <text:p>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800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47TPEF372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42857142857143" calcext:value-type="float">
            <text:p>0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551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80952380952381" calcext:value-type="float">
            <text:p>0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2118ToTParticip2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61904761904762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380952380952" calcext:value-type="float">
            <text:p>0.15</text:p>
          </table:table-cell>
        </table:table-row>
        <table:table-row table:style-name="ro1">
          <table:table-cell office:value-type="string" calcext:value-type="string">
            <text:p>01ToTfMRI479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14285714285714" calcext:value-type="float">
            <text:p>0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3809523809524" calcext:value-type="float">
            <text:p>0.12</text:p>
          </table:table-cell>
        </table:table-row>
        <table:table-row table:style-name="ro1">
          <table:table-cell office:value-type="string" calcext:value-type="string">
            <text:p>25TPEF577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71428571428571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5253ToT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string" calcext:value-type="string">
            <text:p>06CAMINO395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52380952380952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42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52380952380952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02CAMINO394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04761904761905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30TPEF552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76190476190476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11CAMINO664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0476190476191" calcext:value-type="float">
            <text:p>0.02</text:p>
          </table:table-cell>
        </table:table-row>
        <table:table-row table:style-name="ro1">
          <table:table-cell office:value-type="string" calcext:value-type="string">
            <text:p>13CAMINO565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14285714285714" calcext:value-type="float">
            <text:p>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152380952380952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6CAMINO392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952380952380952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646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19047619047619" calcext:value-type="float">
            <text:p>0.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1">
          <table:table-cell office:value-type="string" calcext:value-type="string">
            <text:p>37TPEF453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190476190476191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358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19047619047619" calcext:value-type="float">
            <text:p>0.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2</text:p>
          </table:table-cell>
          <table:table-cell office:value-type="float" office:value="0.5" calcext:value-type="float">
            <text:p>0.5</text:p>
          </table:table-cell>
          <table:table-cell office:value-type="float" office:value="0.133333333333333" calcext:value-type="float">
            <text:p>0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41TPEF469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33333333333333" calcext:value-type="float">
            <text:p>0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4CAMINO653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04761904761905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8CAMINO4619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52380952380952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CAMINO532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476190476190476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13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71428571428571" calcext:value-type="float">
            <text:p>0.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04CAMINO2138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42857142857143" calcext:value-type="float">
            <text:p>0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2CAMINO6735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52380952380952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553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28571428571429" calcext:value-type="float">
            <text:p>0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36TPEF6106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761904761904762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3954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61904761904762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0TPEF604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8087M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80952380952381" calcext:value-type="float">
            <text:p>0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5161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47619047619048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4</text:p>
          </table:table-cell>
        </table:table-row>
        <table:table-row table:style-name="ro1">
          <table:table-cell office:value-type="string" calcext:value-type="string">
            <text:p>TOT4391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95238095238095" calcext:value-type="float">
            <text:p>0.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8CAMINO665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52380952380952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2154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23809523809524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2380952380952" calcext:value-type="float">
            <text:p>0.10</text:p>
          </table:table-cell>
        </table:table-row>
        <table:table-row table:style-name="ro1">
          <table:table-cell office:value-type="string" calcext:value-type="string">
            <text:p>01Caminoreso5503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190476190476191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836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542857142857143" calcext:value-type="float">
            <text:p>0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  <table:table-row table:style-name="ro1">
          <table:table-cell office:value-type="string" calcext:value-type="string">
            <text:p>15CAMINO5507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952380952380952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Pilot6958ToT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142857142857143" calcext:value-type="float">
            <text:p>0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648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3904761904761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5714285714286" calcext:value-type="float">
            <text:p>0.03</text:p>
          </table:table-cell>
        </table:table-row>
        <table:table-row table:style-name="ro1">
          <table:table-cell office:value-type="string" calcext:value-type="string">
            <text:p>TOT4919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276190476190476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38TPEF5490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0476190476190476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7175F</text:p>
          </table:table-cell>
          <table:table-cell office:value-type="string" calcext:value-type="string">
            <text:p>T01</text:p>
          </table:table-cell>
          <table:table-cell office:value-type="float" office:value="0.5" calcext:value-type="float">
            <text:p>0.5</text:p>
          </table:table-cell>
          <table:table-cell office:value-type="float" office:value="0.419047619047619" calcext:value-type="float">
            <text:p>0.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52380952380952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1T08:54:23.207288096</dc:date>
    <meta:editing-duration>PT1M46S</meta:editing-duration>
    <meta:editing-cycles>2</meta:editing-cycles>
    <meta:generator>LibreOffice/6.4.7.2$Linux_X86_64 LibreOffice_project/40$Build-2</meta:generator>
    <meta:document-statistic meta:table-count="1" meta:cell-count="828" meta:object-count="0"/>
  </office:meta>
</office:document-meta>
</file>